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Arial" svg:font-family="Arial, Verdana, Helvetica, sans-serif"/>
    <style:font-face style:name="Lohit Hindi1" svg:font-family="'Lohit Hindi'"/>
    <style:font-face style:name="OpenSymbol" svg:font-family="OpenSymbol"/>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list-style-name="L1"/>
    <style:style style:name="P2" style:family="paragraph" style:parent-style-name="Text_20_body">
      <style:paragraph-properties fo:margin-left="0cm" fo:margin-right="0cm" fo:orphans="2" fo:widows="2" fo:text-indent="0cm" style:auto-text-indent="false"/>
      <style:text-properties fo:font-variant="normal" fo:text-transform="none" fo:color="#333333" style:font-name="Arial" fo:font-size="9pt" fo:letter-spacing="normal"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clusiones y líneas de trabajo futuras </text:h>
      <text:p text:style-name="UBUcuerpoTrabajo">{Todo proyecto debe incluir las conclusiones que se derivan de su desarrollo. Éstas pueden ser de diferente índole, dependiendo de la tipología del proyecto, pero normalmente van a estar presentes un conjunto de conclusiones relacionadas con los resultados del proyecto y un conjunto de conclusiones técnicas. </text:p>
      <text:p text:style-name="UBUcuerpoTrabajo">Además, resulta muy útil realizar un informe crítico indicando cómo se puede mejorar el proyecto, o cómo se puede continuar trabajando en la línea del proyecto realizado. }</text:p>
      <text:p text:style-name="UBUcuerpoTrabajo">{Se ha obtenido</text:p>
      <text:list xml:id="list5064472755010770136" text:style-name="L1">
        <text:list-item>
          <text:p text:style-name="P1">un producto ...</text:p>
        </text:list-item>
        <text:list-item>
          <text:p text:style-name="P1">un ...</text:p>
        </text:list-item>
      </text:list>
      <text:p text:style-name="UBUcuerpoTrabajo">}</text:p>
      <text:p text:style-name="UBUcuerpoTrabajo"/>
      <text:p text:style-name="P2">ROS se perfila como una opción mundial para el avance de la programación robótica. En este sentido, resulta importante desarrollar competencias en el manejo de tal sistema, ya que si se pretende, en un futuro, presentar propuestas a problemas concretos como el atinente al manejo adecuado de drones con diferentes propósitos, resulta fundamental usar a la perfección este tipo de herramientas.</text:p>
      <text:p text:style-name="P2">El sistema ROS se encuentra en constante desarrollo y evolución, por lo que el adecuado estudio del mismo, representa una tarea permanente e inagotable.</text:p>
      <text:p text:style-name="P2">Son grandes los desafíos que el mundo actual impone a quienes les apasiona el campo de la programación robótica. Existen valiosas herramientas de código abierto que están al alcance del público, siendo ROS una de ellas. Tales herramientas se encuentran ahí y están a la espera de nutrirse de contenidos que aporten al avance de tan importante ramo del conocimiento, en pro de la contribución al progreso de la humanidad.</text:p>
      <text:p text:style-name="UBUcuerpoTrabaj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Arial" svg:font-family="Arial, Verdana, Helvetica, sans-serif"/>
    <style:font-face style:name="Lohit Hindi1" svg:font-family="'Lohit Hindi'"/>
    <style:font-face style:name="OpenSymbol" svg:font-family="OpenSymbol"/>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paragraph-properties fo:margin-left="0cm" fo:margin-right="0cm" fo:margin-top="0cm" fo:margin-bottom="0cm"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7_Conclusiones.odt</text:file-name> v.<text:editing-cycles>7</text:editing-cycles> <text:title/><text:modification-date style:data-style-name="N103">25/may/17</text:modification-date><text:tab/><text:tab/><text:page-number text:select-page="current">1</text:page-number>/<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10:31</meta:creation-date>
    <meta:generator>OpenOffice/4.1.3$Win32 OpenOffice.org_project/413m1$Build-9783</meta:generator>
    <dc:date>2017-05-25T11:43:45.13</dc:date>
    <dc:creator>Carmelo Basconcillos Reyero</dc:creator>
    <meta:editing-duration>PT4M50S</meta:editing-duration>
    <meta:editing-cycles>7</meta:editing-cycles>
    <meta:document-statistic meta:table-count="0" meta:image-count="0" meta:object-count="0" meta:page-count="1" meta:paragraph-count="11" meta:word-count="250" meta:character-count="1565"/>
  </office:meta>
</office:document-meta>
</file>